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officeooo:paragraph-rsid="00215876" style:font-size-asian="10pt" style:font-weight-asian="bold" style:font-size-complex="10pt" style:font-weight-complex="bold"/>
    </style:style>
    <style:style style:name="P4" style:family="paragraph" style:parent-style-name="Standard">
      <style:text-properties officeooo:paragraph-rsid="002018fb"/>
    </style:style>
    <style:style style:name="T1" style:family="text">
      <style:text-properties fo:color="#9aa5ce" loext:opacity="100%"/>
    </style:style>
    <style:style style:name="T2" style:family="text">
      <style:text-properties fo:color="#89ddff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Трехмерная реконструкция <text:span text:style-name="T4"/></text:p>
      <text:p text:style-name="Standard"><text:span text:style-name="T4">Процесс создания 3-д модели объекта или сцены на основе двухмерных изображений или других данных. Цель - получить цифровое пространственное представление объекта с точным описанием его формы и глубины</text:span></text:p>
      <text:p text:style-name="Standard"><text:span text:style-name="T3">### 1 Стереозрение</text:span></text:p>
      <text:p text:style-name="P2">Стереозрение в компьютерном зрении - это метод получения информации о глубине сцены и расстояниях до объектов с помошью двух камер, расположенных на некотором расстоянии относительно друг друга. (аналогично глазам человека)</text:p>
      <text:p text:style-name="P2"/>
      <text:p text:style-name="P2">Как работает восприятие пространства у человека: Стереозрение + Предугадывание с знанием перспективы. Человек за долгую жизнь привыкает к размеру повседневных объектов. Поэтому даже без стереозрения он может ориентироваться в пространстве , опираясь подсознательно только на перспективу и знания привычных размеров объектов. Но иногда возможны некоторые "деффекты". Внезапно для себя человек пропустит одну ступеньку, а попасть мячем в ворота вообще не будет простой задачей. Это поймут люди , которые играли в 3 - д платформеры или впервый раз одевали очки. В платформерах вообще очень сложно передать глубину , а из за очков у человека меняется привычные свойства его "стереозрения" и становится сложнее угадывать расстояние между объектами. </text:p>
      <text:p text:style-name="P2"/>
      <text:p text:style-name="P2">- Как работает алгоритм:</text:p>
      <text:p text:style-name="P2">    - Камера снимает изображение сцены под немного разным углом </text:p>
      <text:p text:style-name="P2">    - Изображения ректифицируются. Эпиполярные линии выставляются паралельно краям изображений.  Более того, изображения выравнивают так, что бы для точки с координатами (x0, y0) соответствующая ей эпиполярная линия задавалась уравнением x = x0, тогда для каждой точки соответствующую ей парную точку нужно искать в той-же строчке на изображении со второй камеры</text:p>
      <text:p text:style-name="P2">    - На обоих изображениях объекты проецируются в разные точки - это называется паралаксом или диспарацией.</text:p>
      <text:p text:style-name="P2">    Задача алгоритма — сопоставить соответствующие точки (пиксели) на левой и правой картинках **(рассказать про несколько типов алгоритмов, триангуляцию)**</text:p>
      <text:p text:style-name="P2">    **(разобрать работу алгоритма , но не углублятся в его работу во время презентации)**</text:p>
      <text:p text:style-name="P2">    - Расстояние между положениями соответствующих точек в двух изображениях называется смещением (диспарацией).</text:p>
      <text:p text:style-name="P2">    - По величине диспарации с помощью триангуляции вычисляется глубина (расстояние) до каждого объекта: чем меньше диспаратность, тем дальше объект.</text:p>
      <text:p text:style-name="P2"/>
      <text:p text:style-name="P2">    Сложности: </text:p>
      <text:p text:style-name="P2">    1. Определение коррелирующих точек — главная техническая задача, для которой применяются шаблонные и машинные методы.</text:p>
      <text:p text:style-name="P2">    2. Отсутствие текстуры, повторяющиеся узоры, тени и отражения затрудняют правильное сопоставление. </text:p>
      <text:p text:style-name="P2"><text:line-break/></text:p>
      <text:p text:style-name="P2">- Техническая часть: </text:p>
      <text:p text:style-name="P4"><text:span text:style-name="T4">    - </text:span><text:span text:style-name="T6">**проективная геометрия и однородные координаты*</text:span><text:span text:style-name="T5">*</text:span><text:span text:style-name="T4"> - Проективна геометрия - основа стереозрения. Основная решаемая проблема - на двухмерном получаемом изображении точки описываются как (x,y) тогда как в трехмерном - (x, y, w).  Основное понятие проективной плоскости. (x, y, w) - та же точка на проективной плоскости, что и (x*a, y*a, w*a). Такое описание проективной плоскости называется однородными координатами. </text:span></text:p>
      <text:p text:style-name="P4"><text:span text:style-name="T5"><text:s text:c="7"/></text:span><text:span text:style-name="T6">Эпиполярная линия</text:span><text:span text:style-name="T5"> </text:span><text:span text:style-name="T4">— это проекция луча, идущего от точки на первом изображении через центр проекции второй камеры на плоскость второго изображения.</text:span></text:p>
      <text:p text:style-name="Standard">    - <text:span text:style-name="T3">модель камеры -</text:span> <text:span text:style-name="T4"> это математическое описание процесса проецирования трехмерной сцены на двумерное изображение, которое фиксируется камерой. Эта модель описывает, как точки в реальном пространстве переходят в пиксели на изображении с учётом параметров камеры и искажений.</text:span></text:p>
      <text:p text:style-name="Standard">    -<text:span text:style-name="T3"> эпиполярная геометрия (epiporal geomerty)</text:span>, <text:span text:style-name="T4">фундаментальная и существенная матрицы (fundamental matrix, essential matrix)</text:span></text:p>
      <text:p text:style-name="Standard">    -  <text:span text:style-name="T3">Эпиполярная линия</text:span> — <text:span text:style-name="T4">это проекция луча, идущего от точки на первом изображении через центр проекции второй камеры на плоскость второго изображения.</text:span></text:p>
      <text:p text:style-name="Standard">    - <text:span text:style-name="T3">триангуляция стереопары точек </text:span>- <text:span text:style-name="T4">Триангуляция точек в контексте компьютерного зрения и стереозрения — это процесс определения трехмерных координат точки в</text:span> <text:span text:style-name="T4">пространстве по её двум или более двумерным проекциям на разные изображения. Есть несколько методов триангуляции. Более или менее простые. С учетом искажений и без.</text:span></text:p>
      <text:p text:style-name="Standard">    - </text:p>
      <text:p text:style-name="Standard"><text:soft-page-break/>    - <text:span text:style-name="T3">карта глубины(depth map)</text:span>-<text:span text:style-name="T4"> Карта глубины (depth map) — это изображение, на котором для каждого пикселя, вместо цвета, храниться его расстояние до камеры. Карта глубины может быть получена с помощью специальной камеры глубины (например, сенсор Kinect является своего рода такой камерой), а так же может быть построена по стереопаре изображений. Идея, лежащая в основе построения карты глубины по стереопаре очень проста. Для каждой точки на одном изображении выполняется поиск парной ей точки на другом изображении. А по паре соответствующих точек можно выполнить триангуляцию и определить координаты их прообраза в трехмерном пространстве. Зная трехмерные координаты прообраза, глубина вычисляется, как расстояние до плоскости камеры.</text:span></text:p>
      <text:p text:style-name="P2">    -  карта смещений(disparity map) и идея, лежащая в основе ее вычисления</text:p>
      <text:p text:style-name="Standard"/>
      <text:p text:style-name="Standard">## <text:span text:style-name="T3">2 Нейронные сети для определения глубины </text:span></text:p>
      <text:p text:style-name="Standard"/>
      <text:p text:style-name="P2">Визуализация и реконструкция 3D-моделей объектов из одного или нескольких изображений с помощью генеративно-состязательных сетей (GAN), например, GANverse3D, который позволяет создавать реалистичные 3D-модели автомобилей и животных по одной фотографии.</text:p>
      <text:p text:style-name="Standard"/>
      <text:p text:style-name="P2">Медицинская томография и микрокомпьютерная томография для восстановления комплексных 3D-структур тканей и материалов с помощью глубоких сетей, которые превосходят по точности классические сверточные сети.</text:p>
      <text:p text:style-name="P2"/>
      <text:p text:style-name="P2">Нейросети, обученные восстанавливать объекты и сцены из 2D-изображений и даже по паттернам мозговой активности, что демонстрирует потенциал нейросетей в сложнейших задачах реконструкции.</text:p>
      <text:p text:style-name="P2"/>
      <text:p text:style-name="P2">В приложениях дополненной и виртуальной реальности нейросети используют для оценки глубины и построения пространственных карт сцены на основе данных с одного или нескольких камер, что расширяет возможности реального времени и точности.</text:p>
      <text:p text:style-name="P2"/>
      <text:p text:style-name="Standard"><text:span text:style-name="T3">## 3 Проецирование структурированного света:</text:span> <text:span text:style-name="T4">изучение известного светового узора на объект и измерение девормации для определения рельефа</text:span></text:p>
      <text:p text:style-name="P2"/>
      <text:p text:style-name="P2">Проецирование структурированного света — это метод 3D-сканирования, при котором на поверхность объекта с помощью проектора или лазера проецируется заранее известный световой узор (часто это сетка, полосы или точки). Этот узор после попадания на объект искажается в зависимости от формы и рельефа поверхности.</text:p>
      <text:p text:style-name="P2"/>
      <text:p text:style-name="P2">1. На поверхность объекта с помощью проектора или лазера проецируется структурированный световой рисунок. Узор может иметь различные формы, такие как сетки, полосы или точки.</text:p>
      <text:p text:style-name="P2">2. Световой рисунок отражается от поверхности объекта и деформируется в зависимости от формы поверхности.</text:p>
      <text:p text:style-name="P2">3. Камера фиксирует изображения искаженного светового рисунка.</text:p>
      <text:p text:style-name="P2">4. Специализированное программное обеспечение использует полученные изображения для восстановления формы и размеров объекта в трехмерном пространстве. Алгоритмы программного обеспечения используют деформацию рисунка для расчета формы поверхности объекта.</text:p>
      <text:p text:style-name="P2">5. Точность 3D-модели зависит от разрешения камеры, качества проектора или лазера, а также от способности программного обеспечения обрабатывать полученные изображения.</text:p>
      <text:p text:style-name="Standard"/>
      <text:p text:style-name="P1">## 4 Метод времени пролета (Time-of-Flight)</text:p>
      <text:p text:style-name="P3"><text:s/>Аппаратная пара - Transmitter и Receiver Sensor. </text:p>
      <text:p text:style-name="P2">Широко используется в сканерах, лидарах (в том числе лидарах машин). А также встроена в телефоны, для поддержания функции распознавания лица.  В методе времени пролета (Time-of-Flight, TOF) передатчик (transmitter) излучает короткие световые импульсы, которые распространяются в пространстве и отражаются от объектов. Приемник (receiver) фиксирует отраженный сигнал с задержкой, определяемой временем прохождения света до объекта и обратно.</text:p>
      <text:p text:style-name="P2">На выходе получается изображение или карта, где каждый пиксель соответствует времени, которое потребовалось световому сигналу, чтобы добраться до объекта и вернуться. Это позволяет вычислить расстояние до каждого пикселя сцены, формируя глубинную карту. Такой подход отличается от обычной фотографии тем, что содержит информацию о глубине в дополнение к яркости.</text:p>
      <text:p text:style-name="P2"/>
      <text:p text:style-name="P2">!! У Apple не одна камера . У них та же самая Аппаратная пара - Transmitter и Receiver Sensor. Расположены горизонтально</text:p>
      <text:p text:style-name="P2"/>
      <text:p text:style-name="P2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9T19:19:55.903000000</meta:creation-date>
    <dc:date>2025-11-09T19:25:16.391000000</dc:date>
    <meta:editing-duration>PT5M21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44" meta:word-count="1039" meta:character-count="7952" meta:non-whitespace-character-count="6852"/>
  </office:meta>
</office:document-meta>
</file>